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3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AI</text:p>
          </table:table-cell>
          <table:table-cell office:value-type="string" calcext:value-type="string">
            <text:p>Load A Immediate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LAI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AI, RU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HLT</text:p>
          </table:table-cell>
          <table:table-cell/>
          <table:table-cell office:value-type="string" calcext:value-type="string">
            <text:p>0xFF</text:p>
          </table:table-cell>
          <table:table-cell office:value-type="string" calcext:value-type="string">
            <text:p>HL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LT</text:p>
          </table:table-cell>
          <table:table-cell table:number-columns-repeated="2"/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string" calcext:value-type="string">
            <text:p>LBI</text:p>
          </table:table-cell>
          <table:table-cell office:value-type="string" calcext:value-type="string">
            <text:p>Load B Immediate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LBI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BI, RU</text:p>
          </table:table-cell>
          <table:table-cell table:number-columns-repeated="2"/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 + B → A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AD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1, AI, RU, FI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JMP</text:p>
          </table:table-cell>
          <table:table-cell office:value-type="string" calcext:value-type="string">
            <text:p>Jump to address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JMP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, LN=1 ,MO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I, Ln=0, MO, RU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A + B → A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2, AI, RU, FI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JMZ</text:p>
          </table:table-cell>
          <table:table-cell office:value-type="string" calcext:value-type="string">
            <text:p>Jump if zero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JMZ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(ZF, [MC], [CE]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(ZF, [PI, LN=1 ,MO], [CE, RU]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(ZF, [MC], []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(ZF, [PI, Ln=0, MO, RU], [])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JNZ</text:p>
          </table:table-cell>
          <table:table-cell office:value-type="string" calcext:value-type="string">
            <text:p>Jump if not zero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JNZ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(ZF, [CE], [MC]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(ZF, [CE, RU], [PI, LN=1 ,MO]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(ZF, [], [MC]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(ZF, [], [PI, Ln=0, MO, RU])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TA</text:p>
          </table:table-cell>
          <table:table-cell office:value-type="string" calcext:value-type="string">
            <text:p>Store A to memory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STA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O, MI, RU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BA</text:p>
          </table:table-cell>
          <table:table-cell office:value-type="string" calcext:value-type="string">
            <text:p>A → B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LB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I, AO, RU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load memory to A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LDA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 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I, MO, RU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DB</text:p>
          </table:table-cell>
          <table:table-cell office:value-type="string" calcext:value-type="string">
            <text:p>load memory to B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LDB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 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I, MO, RU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JMC</text:p>
          </table:table-cell>
          <table:table-cell office:value-type="string" calcext:value-type="string">
            <text:p>Jump if carry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JMC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(CF, [MC], [CE]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(CF, [PI, LN=1 ,MO], [CE, RU]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(CF, [MC], []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(CF, [PI, Ln=0, MO, RU], [])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JNC</text:p>
          </table:table-cell>
          <table:table-cell office:value-type="string" calcext:value-type="string">
            <text:p>Jump if not carry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JNC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(CF, [CE], [MC]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(CF, [CE, RU], [PI, LN=1 ,MO]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(CF, [], [MC]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(CF, [], [PI, Ln=0, MO, RU])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STI</text:p>
          </table:table-cell>
          <table:table-cell office:value-type="string" calcext:value-type="string">
            <text:p>Store Immediate to memory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STI, VAL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 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P, MI, RU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CAL</text:p>
          </table:table-cell>
          <table:table-cell office:value-type="string" calcext:value-type="string">
            <text:p>Call subroutine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CAL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H, PO, Ln=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H, PO, Ln=0, MC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I, LN=1 ,MO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I, Ln=0, MO, RU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T</text:p>
          </table:table-cell>
          <table:table-cell office:value-type="string" calcext:value-type="string">
            <text:p>Return from subroutine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RE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P, MA, Ln=1, RU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JMN</text:p>
          </table:table-cell>
          <table:table-cell office:value-type="string" calcext:value-type="string">
            <text:p>Jump if negative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JMN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(NF, [MC], [CE]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(NF, [PI, LN=1 ,MO], [CE, RU]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(NF, [MC], []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(NF, [PI, Ln=0, MO, RU], [])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RLC</text:p>
          </table:table-cell>
          <table:table-cell office:value-type="string" calcext:value-type="string">
            <text:p>shift left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RL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6, AI, RU, FI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RRC</text:p>
          </table:table-cell>
          <table:table-cell office:value-type="string" calcext:value-type="string">
            <text:p>right shift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RL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7, AI, RU, FI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PHA</text:p>
          </table:table-cell>
          <table:table-cell office:value-type="string" calcext:value-type="string">
            <text:p>push a to stack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PH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O, PH, RU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number-rows-repeated="2">
          <table:table-cell table:number-columns-repeated="4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SSA</text:p>
          </table:table-cell>
          <table:table-cell office:value-type="string" calcext:value-type="string">
            <text:p>Store A to MI at address on stack</text:p>
          </table:table-cell>
          <table:table-cell office:value-type="string" calcext:value-type="string">
            <text:p>0x17</text:p>
          </table:table-cell>
          <table:table-cell office:value-type="string" calcext:value-type="string">
            <text:p>SS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, AO, RU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SA</text:p>
          </table:table-cell>
          <table:table-cell office:value-type="string" calcext:value-type="string">
            <text:p>Load memory at address in stack to A</text:p>
          </table:table-cell>
          <table:table-cell office:value-type="string" calcext:value-type="string">
            <text:p>0x18</text:p>
          </table:table-cell>
          <table:table-cell office:value-type="string" calcext:value-type="string">
            <text:p>LS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, AI, RU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TTA</text:p>
          </table:table-cell>
          <table:table-cell office:value-type="string" calcext:value-type="string">
            <text:p>Test instruction. Asserts that A reg equals operand</text:p>
          </table:table-cell>
          <table:table-cell office:value-type="string" calcext:value-type="string">
            <text:p>0xFE</text:p>
          </table:table-cell>
          <table:table-cell office:value-type="string" calcext:value-type="string">
            <text:p>TTA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, (sim to check that A == operand)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TTZ</text:p>
          </table:table-cell>
          <table:table-cell office:value-type="string" calcext:value-type="string">
            <text:p>Test instruction. Asserts that ZF reg equals operand</text:p>
          </table:table-cell>
          <table:table-cell office:value-type="string" calcext:value-type="string">
            <text:p>0xFD</text:p>
          </table:table-cell>
          <table:table-cell office:value-type="string" calcext:value-type="string">
            <text:p>TTZ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, (sim to check that ZF == operand)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TTC</text:p>
          </table:table-cell>
          <table:table-cell office:value-type="string" calcext:value-type="string">
            <text:p>Test instruction. Asserts that CF equals operand</text:p>
          </table:table-cell>
          <table:table-cell office:value-type="string" calcext:value-type="string">
            <text:p>0xFC</text:p>
          </table:table-cell>
          <table:table-cell office:value-type="string" calcext:value-type="string">
            <text:p>TTC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, (sim to check that CF == operand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TN</text:p>
          </table:table-cell>
          <table:table-cell office:value-type="string" calcext:value-type="string">
            <text:p>Test instruction. Asserts that NF equals operand</text:p>
          </table:table-cell>
          <table:table-cell office:value-type="string" calcext:value-type="string">
            <text:p>0xFC</text:p>
          </table:table-cell>
          <table:table-cell office:value-type="string" calcext:value-type="string">
            <text:p>TTN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, (sim to check that NF == operand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6T16:10:52.972000000</meta:creation-date>
    <meta:generator>LibreOffice/7.0.4.2$Windows_X86_64 LibreOffice_project/dcf040e67528d9187c66b2379df5ea4407429775</meta:generator>
    <dc:date>2021-10-22T19:06:33.525000000</dc:date>
    <meta:editing-duration>P1DT14M10S</meta:editing-duration>
    <meta:editing-cycles>28</meta:editing-cycles>
    <meta:document-statistic meta:table-count="1" meta:cell-count="445" meta:object-count="0"/>
  </office:meta>
</office:document-meta>
</file>